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C7000002115DE414E3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3.799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72cm" style:rel-column-width="12320*"/>
    </style:style>
    <style:style style:name="Tableau2.B" style:family="table-column">
      <style:table-column-properties style:column-width="15.429cm" style:rel-column-width="5321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 officeooo:rsid="00203de5" officeooo:paragraph-rsid="00203de5" fo:background-color="transparent"/>
    </style:style>
    <style:style style:name="P3" style:family="paragraph" style:parent-style-name="Standard">
      <style:text-properties fo:language="en" fo:country="US" officeooo:rsid="00203de5" officeooo:paragraph-rsid="00287e5b" fo:background-color="transparent"/>
    </style:style>
    <style:style style:name="P4" style:family="paragraph" style:parent-style-name="Standard">
      <style:text-properties fo:language="en" fo:country="US" officeooo:rsid="00278b53" fo:background-color="transparent"/>
    </style:style>
    <style:style style:name="P5" style:family="paragraph" style:parent-style-name="Standard">
      <style:text-properties fo:language="en" fo:country="US" officeooo:rsid="00203de5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4c13a" officeooo:paragraph-rsid="0029a597"/>
    </style:style>
    <style:style style:name="P7" style:family="paragraph" style:parent-style-name="Standard">
      <style:text-properties fo:language="en" fo:country="US" officeooo:rsid="0024c13a" officeooo:paragraph-rsid="002b4a04"/>
    </style:style>
    <style:style style:name="P8" style:family="paragraph" style:parent-style-name="Standard">
      <style:text-properties fo:language="en" fo:country="US" officeooo:rsid="0024c13a" officeooo:paragraph-rsid="002c2a66"/>
    </style:style>
    <style:style style:name="P9" style:family="paragraph" style:parent-style-name="Standard">
      <style:text-properties fo:language="en" fo:country="US" officeooo:rsid="0024c13a" officeooo:paragraph-rsid="002c8a96"/>
    </style:style>
    <style:style style:name="P10" style:family="paragraph" style:parent-style-name="Standard">
      <style:text-properties fo:language="en" fo:country="US" officeooo:rsid="0024c13a" officeooo:paragraph-rsid="002e3453"/>
    </style:style>
    <style:style style:name="P11" style:family="paragraph" style:parent-style-name="Standard">
      <style:text-properties fo:language="en" fo:country="US" officeooo:rsid="0021b4cb"/>
    </style:style>
    <style:style style:name="P12" style:family="paragraph" style:parent-style-name="Standard">
      <style:text-properties fo:language="en" fo:country="US" officeooo:paragraph-rsid="00238e74"/>
    </style:style>
    <style:style style:name="P13" style:family="paragraph" style:parent-style-name="Standard">
      <style:text-properties fo:language="en" fo:country="US" officeooo:rsid="0023a4eb" officeooo:paragraph-rsid="0023a4eb"/>
    </style:style>
    <style:style style:name="P14" style:family="paragraph" style:parent-style-name="Standard">
      <style:text-properties fo:language="en" fo:country="US" fo:font-style="italic" officeooo:rsid="0024c13a" officeooo:paragraph-rsid="002f4f4a" style:font-style-asian="italic" style:font-style-complex="italic"/>
    </style:style>
    <style:style style:name="P15" style:family="paragraph" style:parent-style-name="Standard">
      <style:text-properties fo:language="en" fo:country="US" fo:font-style="italic" officeooo:rsid="002b4a04" officeooo:paragraph-rsid="002b4a04" style:font-style-asian="italic" style:font-style-complex="italic"/>
    </style:style>
    <style:style style:name="P16" style:family="paragraph" style:parent-style-name="Standard">
      <style:text-properties fo:language="en" fo:country="US" fo:font-style="italic" officeooo:rsid="002b4a04" officeooo:paragraph-rsid="002c2a66" style:font-style-asian="italic" style:font-style-complex="italic"/>
    </style:style>
    <style:style style:name="P17" style:family="paragraph" style:parent-style-name="Standard">
      <style:text-properties fo:language="en" fo:country="US" fo:font-style="italic" officeooo:rsid="002b4a04" officeooo:paragraph-rsid="002e3453" style:font-style-asian="italic" style:font-style-complex="italic"/>
    </style:style>
    <style:style style:name="P18" style:family="paragraph" style:parent-style-name="Standard">
      <style:text-properties fo:language="en" fo:country="US" fo:font-style="italic" officeooo:rsid="00373fcf" officeooo:paragraph-rsid="00373fcf" style:font-style-asian="italic" style:font-style-complex="italic"/>
    </style:style>
    <style:style style:name="P19" style:family="paragraph" style:parent-style-name="Standard">
      <style:text-properties fo:language="en" fo:country="US" fo:font-style="italic" fo:font-weight="normal" officeooo:rsid="00373fcf" officeooo:paragraph-rsid="00373fc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language="en" fo:country="US" fo:font-style="italic" fo:font-weight="normal" officeooo:rsid="00391667" officeooo:paragraph-rsid="0039166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en" fo:country="US" officeooo:rsid="0029a597"/>
    </style:style>
    <style:style style:name="P22" style:family="paragraph" style:parent-style-name="Standard">
      <style:text-properties fo:language="en" fo:country="US" officeooo:rsid="0029a597" officeooo:paragraph-rsid="0029a597"/>
    </style:style>
    <style:style style:name="P23" style:family="paragraph" style:parent-style-name="Standard">
      <style:paragraph-properties fo:text-align="center" style:justify-single-word="false"/>
      <style:text-properties fo:language="en" fo:country="US" officeooo:rsid="0029a597" officeooo:paragraph-rsid="0029a597"/>
    </style:style>
    <style:style style:name="P24" style:family="paragraph" style:parent-style-name="Standard">
      <style:text-properties fo:language="en" fo:country="US" officeooo:rsid="002b4a04" officeooo:paragraph-rsid="002b4a04"/>
    </style:style>
    <style:style style:name="P25" style:family="paragraph" style:parent-style-name="Standard">
      <style:text-properties fo:language="en" fo:country="US" officeooo:rsid="002b4a04" officeooo:paragraph-rsid="002c2a66"/>
    </style:style>
    <style:style style:name="P26" style:family="paragraph" style:parent-style-name="Standard">
      <style:text-properties fo:language="en" fo:country="US" officeooo:rsid="002b4a04" officeooo:paragraph-rsid="002c8a96"/>
    </style:style>
    <style:style style:name="P27" style:family="paragraph" style:parent-style-name="Standard">
      <style:text-properties fo:language="en" fo:country="US" officeooo:rsid="002b4a04" officeooo:paragraph-rsid="002e3453"/>
    </style:style>
    <style:style style:name="P28" style:family="paragraph" style:parent-style-name="Standard">
      <style:text-properties fo:language="en" fo:country="US" officeooo:rsid="002b4a04" officeooo:paragraph-rsid="00379741"/>
    </style:style>
    <style:style style:name="P29" style:family="paragraph" style:parent-style-name="Standard">
      <style:text-properties fo:language="en" fo:country="US" fo:font-weight="normal" officeooo:rsid="002b4a04" officeooo:paragraph-rsid="00379741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373fcf" officeooo:paragraph-rsid="00373fcf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379741" officeooo:paragraph-rsid="00379741" style:font-weight-asian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2b4a04" officeooo:paragraph-rsid="0039166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391667" officeooo:paragraph-rsid="0039166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style:text-underline-style="none" fo:font-weight="normal" officeooo:rsid="00391667" officeooo:paragraph-rsid="0039166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officeooo:rsid="00373fcf" officeooo:paragraph-rsid="00373fcf"/>
    </style:style>
    <style:style style:name="P36" style:family="paragraph" style:parent-style-name="Standard">
      <style:text-properties fo:language="en" fo:country="US" officeooo:rsid="00373fcf" officeooo:paragraph-rsid="00379741"/>
    </style:style>
    <style:style style:name="P37" style:family="paragraph" style:parent-style-name="Standard">
      <style:text-properties officeooo:rsid="003261d2" officeooo:paragraph-rsid="003261d2"/>
    </style:style>
    <style:style style:name="P38" style:family="paragraph" style:parent-style-name="Standard">
      <style:text-properties officeooo:paragraph-rsid="003a6d6e"/>
    </style:style>
    <style:style style:name="P39" style:family="paragraph" style:parent-style-name="Standard">
      <style:text-properties officeooo:paragraph-rsid="003c5c79"/>
    </style:style>
    <style:style style:name="P40" style:family="paragraph" style:parent-style-name="Standard">
      <style:text-properties officeooo:rsid="003a6d6e" officeooo:paragraph-rsid="003a6d6e"/>
    </style:style>
    <style:style style:name="P41" style:family="paragraph" style:parent-style-name="Standard">
      <style:text-properties style:font-name="Arial3" fo:font-size="12pt" officeooo:rsid="003a6d6e" officeooo:paragraph-rsid="003a6d6e" style:font-size-asian="12pt" style:font-size-complex="12pt"/>
    </style:style>
    <style:style style:name="P42" style:family="paragraph" style:parent-style-name="Standard">
      <style:text-properties style:font-name="Arial3" fo:font-size="12pt" officeooo:rsid="003ae234" officeooo:paragraph-rsid="003ae234" style:font-size-asian="12pt" style:font-size-complex="12pt"/>
    </style:style>
    <style:style style:name="P43" style:family="paragraph" style:parent-style-name="Standard">
      <style:text-properties style:font-name="Arial3" fo:font-size="12pt" officeooo:rsid="003c325a" officeooo:paragraph-rsid="003c325a" style:font-size-asian="12pt" style:font-size-complex="12pt"/>
    </style:style>
    <style:style style:name="P44" style:family="paragraph" style:parent-style-name="Standard">
      <style:text-properties officeooo:rsid="003ae234" officeooo:paragraph-rsid="003ae234"/>
    </style:style>
    <style:style style:name="P45" style:family="paragraph" style:parent-style-name="Standard">
      <style:text-properties officeooo:rsid="003c325a" officeooo:paragraph-rsid="003c325a"/>
    </style:style>
    <style:style style:name="P46" style:family="paragraph" style:parent-style-name="Standard">
      <style:text-properties officeooo:rsid="003c5c79" officeooo:paragraph-rsid="003c5c79"/>
    </style:style>
    <style:style style:name="P47" style:family="paragraph" style:parent-style-name="Text_20_body">
      <style:text-properties fo:language="en" fo:country="GB"/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cm" fo:margin-right="0cm" fo:text-indent="0cm" style:auto-text-indent="false"/>
      <style:text-properties fo:language="en" fo:country="US" officeooo:rsid="002b4a04" officeooo:paragraph-rsid="003115de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3261d2" officeooo:paragraph-rsid="003261d2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3261d2" officeooo:paragraph-rsid="003261d2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5" style:family="paragraph" style:parent-style-name="Standard" style:list-style-name="L1">
      <style:text-properties fo:language="en" fo:country="US" officeooo:rsid="0021b4cb" officeooo:paragraph-rsid="0021b4cb"/>
    </style:style>
    <style:style style:name="P56" style:family="paragraph" style:parent-style-name="Standard">
      <style:text-properties fo:language="en" fo:country="US" fo:font-style="normal" fo:font-weight="normal" officeooo:rsid="003e033d" officeooo:paragraph-rsid="003e033d" style:font-style-asian="normal" style:font-weight-asian="normal" style:font-style-complex="normal" style:font-weight-complex="normal"/>
    </style:style>
    <style:style style:name="P57" style:family="paragraph" style:parent-style-name="Standard" style:list-style-name="L2">
      <style:text-properties style:font-name="Arial3" fo:font-size="12pt" officeooo:rsid="003a6d6e" officeooo:paragraph-rsid="003a6d6e" style:font-size-asian="12pt" style:font-size-complex="12pt"/>
    </style:style>
    <style:style style:name="P58" style:family="paragraph" style:parent-style-name="Heading_20_2">
      <style:text-properties fo:language="en" fo:country="US"/>
    </style:style>
    <style:style style:name="P59" style:family="paragraph" style:parent-style-name="Heading_20_2">
      <style:text-properties fo:language="en" fo:country="US" officeooo:rsid="00203de5"/>
    </style:style>
    <style:style style:name="P60" style:family="paragraph" style:parent-style-name="Heading_20_2">
      <style:text-properties fo:language="en" fo:country="US" officeooo:rsid="00203de5" officeooo:paragraph-rsid="00203de5"/>
    </style:style>
    <style:style style:name="P61" style:family="paragraph" style:parent-style-name="Heading_20_2">
      <style:text-properties fo:language="en" fo:country="US" officeooo:rsid="0029a597"/>
    </style:style>
    <style:style style:name="P62" style:family="paragraph" style:parent-style-name="Heading_20_2">
      <style:text-properties officeooo:rsid="002b4a04"/>
    </style:style>
    <style:style style:name="P63" style:family="paragraph" style:parent-style-name="Heading_20_2">
      <style:text-properties officeooo:rsid="003261d2"/>
    </style:style>
    <style:style style:name="P64" style:family="paragraph" style:parent-style-name="Heading_20_2">
      <style:text-properties officeooo:rsid="00373fcf"/>
    </style:style>
    <style:style style:name="P65" style:family="paragraph" style:parent-style-name="Heading_20_3">
      <style:text-properties officeooo:rsid="00373fcf"/>
    </style:style>
    <style:style style:name="P66" style:family="paragraph" style:parent-style-name="Heading_20_3">
      <style:text-properties officeooo:rsid="003e033d"/>
    </style:style>
    <style:style style:name="P67" style:family="paragraph" style:parent-style-name="Heading_20_4">
      <style:text-properties officeooo:rsid="00373fcf"/>
    </style:style>
    <style:style style:name="P68" style:family="paragraph" style:parent-style-name="Heading_20_4">
      <style:text-properties officeooo:rsid="00379741"/>
    </style:style>
    <style:style style:name="P69" style:family="paragraph" style:parent-style-name="Heading_20_4">
      <style:text-properties officeooo:rsid="00391667"/>
    </style:style>
    <style:style style:name="T1" style:family="text">
      <style:text-properties officeooo:rsid="00203de5" fo:background-color="transparent"/>
    </style:style>
    <style:style style:name="T2" style:family="text">
      <style:text-properties officeooo:rsid="0024c13a" fo:background-color="transparent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203de5"/>
    </style:style>
    <style:style style:name="T5" style:family="text">
      <style:text-properties officeooo:rsid="00203de5"/>
    </style:style>
    <style:style style:name="T6" style:family="text">
      <style:text-properties officeooo:rsid="00238e74"/>
    </style:style>
    <style:style style:name="T7" style:family="text">
      <style:text-properties officeooo:rsid="0023a4eb"/>
    </style:style>
    <style:style style:name="T8" style:family="text">
      <style:text-properties officeooo:rsid="0024c13a"/>
    </style:style>
    <style:style style:name="T9" style:family="text">
      <style:text-properties officeooo:rsid="00287e5b"/>
    </style:style>
    <style:style style:name="T10" style:family="text">
      <style:text-properties officeooo:rsid="0029a597"/>
    </style:style>
    <style:style style:name="T11" style:family="text">
      <style:text-properties fo:font-size="8pt" officeooo:rsid="0029a597" style:font-size-asian="8pt" style:font-size-complex="8pt"/>
    </style:style>
    <style:style style:name="T12" style:family="text">
      <style:text-properties fo:font-size="8pt" officeooo:rsid="0029d8b1" style:font-size-asian="8pt" style:font-size-complex="8pt"/>
    </style:style>
    <style:style style:name="T13" style:family="text">
      <style:text-properties officeooo:rsid="002b4a04"/>
    </style:style>
    <style:style style:name="T14" style:family="text">
      <style:text-properties officeooo:rsid="002c2a6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b4a04" style:font-style-asian="italic" style:font-style-complex="italic"/>
    </style:style>
    <style:style style:name="T17" style:family="text">
      <style:text-properties fo:font-style="italic" officeooo:rsid="00379741" style:font-style-asian="italic" style:font-style-complex="italic"/>
    </style:style>
    <style:style style:name="T18" style:family="text">
      <style:text-properties fo:font-style="italic" officeooo:rsid="00391667" style:font-style-asian="italic" style:font-style-complex="italic"/>
    </style:style>
    <style:style style:name="T19" style:family="text">
      <style:text-properties officeooo:rsid="002c8a96"/>
    </style:style>
    <style:style style:name="T20" style:family="text">
      <style:text-properties officeooo:rsid="002e3453"/>
    </style:style>
    <style:style style:name="T21" style:family="text">
      <style:text-properties officeooo:rsid="002f4f4a"/>
    </style:style>
    <style:style style:name="T22" style:family="text">
      <style:text-properties officeooo:rsid="0035a0bc"/>
    </style:style>
    <style:style style:name="T23" style:family="text">
      <style:text-properties officeooo:rsid="00379741"/>
    </style:style>
    <style:style style:name="T24" style:family="text">
      <style:text-properties officeooo:rsid="0038ab83"/>
    </style:style>
    <style:style style:name="T25" style:family="text">
      <style:text-properties officeooo:rsid="00391667"/>
    </style:style>
    <style:style style:name="T26" style:family="text">
      <style:text-properties officeooo:rsid="0039fb3a"/>
    </style:style>
    <style:style style:name="T27" style:family="text">
      <style:text-properties officeooo:rsid="003a6d6e"/>
    </style:style>
    <style:style style:name="T28" style:family="text">
      <style:text-properties style:font-name="Arial3" fo:font-size="12pt" officeooo:rsid="003a6d6e" style:font-size-asian="12pt" style:font-size-complex="12pt"/>
    </style:style>
    <style:style style:name="T29" style:family="text">
      <style:text-properties style:font-name="Arial3" fo:font-size="12pt" officeooo:rsid="003ae234" style:font-size-asian="12pt" style:font-size-complex="12pt"/>
    </style:style>
    <style:style style:name="T30" style:family="text">
      <style:text-properties officeooo:rsid="003ae234"/>
    </style:style>
    <style:style style:name="T31" style:family="text">
      <style:text-properties officeooo:rsid="003c5c79"/>
    </style:style>
    <style:style style:name="T32" style:family="text">
      <style:text-properties officeooo:rsid="003db24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584_62128461"/><text:span text:style-name="T4">Page layout</text:span><text:span text:style-name="T3"> file format:</text:span>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52"><text:a xlink:type="simple" xlink:href="#__RefHeading__584_62128461" text:style-name="Internet_20_link" text:visited-style-name="Internet_20_link">1 - Page layout file format:<text:tab/>1</text:a></text:p>
          <text:p text:style-name="P48"><text:a xlink:type="simple" xlink:href="#__RefHeading__122_164319988" text:style-name="Internet_20_link" text:visited-style-name="Internet_20_link">1.1 - General<text:tab/>1</text:a></text:p>
          <text:p text:style-name="P48"><text:a xlink:type="simple" xlink:href="#__RefHeading__586_62128461" text:style-name="Internet_20_link" text:visited-style-name="Internet_20_link">1.2 - Units and coordinates<text:tab/>1</text:a></text:p>
          <text:p text:style-name="P48"><text:a xlink:type="simple" xlink:href="#__RefHeading__588_62128461" text:style-name="Internet_20_link" text:visited-style-name="Internet_20_link">1.3 - basic items<text:tab/>1</text:a></text:p>
          <text:p text:style-name="P48"><text:a xlink:type="simple" xlink:href="#__RefHeading__124_164319988" text:style-name="Internet_20_link" text:visited-style-name="Internet_20_link">1.4 - Coordinates and reference corners<text:tab/>1</text:a></text:p>
          <text:p text:style-name="P48"><text:a xlink:type="simple" xlink:href="#__RefHeading__126_164319988" text:style-name="Internet_20_link" text:visited-style-name="Internet_20_link">1.5 - Items options<text:tab/>2</text:a></text:p>
          <text:p text:style-name="P48"><text:a xlink:type="simple" xlink:href="#__RefHeading__131_164319988" text:style-name="Internet_20_link" text:visited-style-name="Internet_20_link">1.6 - Keywords used in description<text:tab/>2</text:a></text:p>
          <text:p text:style-name="P48"><text:a xlink:type="simple" xlink:href="#__RefHeading__133_164319988" text:style-name="Internet_20_link" text:visited-style-name="Internet_20_link">1.7 - Comments<text:tab/>2</text:a></text:p>
          <text:p text:style-name="P48"><text:a xlink:type="simple" xlink:href="#__RefHeading__135_164319988" text:style-name="Internet_20_link" text:visited-style-name="Internet_20_link">1.8 - Coordinates<text:tab/>2</text:a></text:p>
          <text:p text:style-name="P48"><text:a xlink:type="simple" xlink:href="#__RefHeading__137_164319988" text:style-name="Internet_20_link" text:visited-style-name="Internet_20_link">1.9 - Items<text:tab/>3</text:a></text:p>
          <text:p text:style-name="P48"><text:a xlink:type="simple" xlink:href="#__RefHeading__139_164319988" text:style-name="Internet_20_link" text:visited-style-name="Internet_20_link">1.10 - Header and setup<text:tab/>3</text:a></text:p>
          <text:p text:style-name="P48"><text:a xlink:type="simple" xlink:href="#__RefHeading__141_164319988" text:style-name="Internet_20_link" text:visited-style-name="Internet_20_link">1.11 - Line and rect<text:tab/>3</text:a></text:p>
          <text:p text:style-name="P48"><text:a xlink:type="simple" xlink:href="#__RefHeading__143_164319988" text:style-name="Internet_20_link" text:visited-style-name="Internet_20_link">1.12 - Texts<text:tab/>3</text:a></text:p>
          <text:p text:style-name="P48"><text:a xlink:type="simple" xlink:href="#__RefHeading__145_164319988" text:style-name="Internet_20_link" text:visited-style-name="Internet_20_link">1.13 - Poly Polygons<text:tab/>4</text:a></text:p>
          <text:p text:style-name="P48"><text:a xlink:type="simple" xlink:href="#__RefHeading__755_788103397" text:style-name="Internet_20_link" text:visited-style-name="Internet_20_link">1.14 - File format<text:tab/>4</text:a></text:p>
          <text:p text:style-name="P53"><text:a xlink:type="simple" xlink:href="#__RefHeading__757_788103397" text:style-name="Internet_20_link" text:visited-style-name="Internet_20_link">1.14.1 - Header section<text:tab/>4</text:a></text:p>
          <text:p text:style-name="P53"><text:a xlink:type="simple" xlink:href="#__RefHeading__759_788103397" text:style-name="Internet_20_link" text:visited-style-name="Internet_20_link">1.14.2 - Setup section<text:tab/>4</text:a></text:p>
          <text:p text:style-name="P53"><text:a xlink:type="simple" xlink:href="#__RefHeading__761_788103397" text:style-name="Internet_20_link" text:visited-style-name="Internet_20_link">1.14.3 - Data section<text:tab/>4</text:a></text:p>
          <text:p text:style-name="P54"><text:a xlink:type="simple" xlink:href="#__RefHeading__770_788103397" text:style-name="Internet_20_link" text:visited-style-name="Internet_20_link">1.14.3.1 - Rect item<text:tab/>4</text:a></text:p>
          <text:p text:style-name="P54"><text:a xlink:type="simple" xlink:href="#__RefHeading__772_788103397" text:style-name="Internet_20_link" text:visited-style-name="Internet_20_link">1.14.3.2 - Line item<text:tab/>5</text:a></text:p>
          <text:p text:style-name="P54"><text:a xlink:type="simple" xlink:href="#__RefHeading__774_788103397" text:style-name="Internet_20_link" text:visited-style-name="Internet_20_link">1.14.3.3 - Text item<text:tab/>5</text:a></text:p>
          <text:p text:style-name="P54"><text:a xlink:type="simple" xlink:href="#__RefHeading__776_788103397" text:style-name="Internet_20_link" text:visited-style-name="Internet_20_link">1.14.3.4 - Poly polygon item<text:tab/>5</text:a></text:p>
        </text:index-body>
      </text:table-of-content>
      <text:p text:style-name="P47"/>
      <text:h text:style-name="P59" text:outline-level="2"><text:bookmark-start text:name="__RefHeading__122_164319988"/>General<text:bookmark-end text:name="__RefHeading__122_164319988"/></text:h>
      <text:p text:style-name="P5">This document explains the file format used to describe the page layout and the title block of schematic and printed circuits pages.</text:p>
      <text:h text:style-name="P58" text:outline-level="2"><text:bookmark-start text:name="__RefHeading__586_62128461"/>Units <text:span text:style-name="T5">and coordinates</text:span><text:bookmark-end text:name="__RefHeading__586_62128461"/></text:h>
      <text:p text:style-name="P1">Sizes and coordinates are given in m<text:span text:style-name="T5">m</text:span></text:p>
      <text:p text:style-name="P2">Coordinates are always relative to a corner (called the reference corner).</text:p>
      <text:p text:style-name="P2">Some items use two coordinates. Each coordinate has its own reference corner</text:p>
      <text:h text:style-name="P60" text:outline-level="2"><text:bookmark-start text:name="__RefHeading__588_62128461"/>basic items<text:bookmark-end text:name="__RefHeading__588_62128461"/></text:h>
      <text:p text:style-name="P11">Page layout use different basic items:</text:p>
      <text:list xml:id="list4849127815163690282" text:style-name="L1">
        <text:list-item>
          <text:p text:style-name="P55">Segment (two coordinates)</text:p>
        </text:list-item>
        <text:list-item>
          <text:p text:style-name="P55">Rectangle (two coordinates)</text:p>
        </text:list-item>
        <text:list-item>
          <text:p text:style-name="P55">Text (one coordinate)</text:p>
        </text:list-item>
        <text:list-item>
          <text:p text:style-name="P55">Poly polygon (one coordinate)</text:p>
        </text:list-item>
      </text:list>
      <text:p text:style-name="P12"><text:span text:style-name="T6">Items can be repeated n times, and </text:span><text:span text:style-name="T7">items having one coordinate</text:span><text:span text:style-name="T6"> can be rotated.</text:span></text:p>
      <text:p text:style-name="P13">Texts are defined both by the page layout file (fixed text) and by user, at run time (date, title...).</text:p>
      <text:p text:style-name="P13">Therefore texts can include format descriptors, which will be replaced by the corresponding string, inside a project.</text:p>
      <text:h text:style-name="P58" text:outline-level="2"><text:bookmark-start text:name="__RefHeading__124_164319988"/><text:span text:style-name="T8">Coordinates and </text:span><text:span text:style-name="T1">reference corner</text:span><text:span text:style-name="T2">s</text:span><text:bookmark-end text:name="__RefHeading__124_164319988"/></text:h>
      <text:p text:style-name="P3"><text:span text:style-name="T9">Each co</text:span>ordinates <text:span text:style-name="T9">is</text:span> relative to a reference corner</text:p>
      <text:p text:style-name="P4">The direction of coordinates depends on th<text:span text:style-name="T9">is</text:span> reference corner:</text:p>
      <text:p text:style-name="P21"><draw:frame draw:style-name="fr1" draw:name="Objet1" text:anchor-type="paragraph" svg:x="0.875cm" svg:y="0.48cm" svg:width="17.491cm" svg:height="10.00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P61" text:outline-level="2"><text:bookmark-start text:name="__RefHeading__126_164319988"/>Items options<text:bookmark-end text:name="__RefHeading__126_164319988"/>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2">Item</text:p>
          </table:table-cell>
          <table:table-cell table:style-name="Tableau1.A1" office:value-type="string">
            <text:p text:style-name="P23">coordinates</text:p>
          </table:table-cell>
          <table:table-cell table:style-name="Tableau1.A1" office:value-type="string">
            <text:p text:style-name="P23">line thickness</text:p>
          </table:table-cell>
          <table:table-cell table:style-name="Tableau1.A1" office:value-type="string">
            <text:p text:style-name="P6"><text:span text:style-name="T10">Rotation</text:span><text:span text:style-name="T11"> </text:span><text:span text:style-name="T12">(in degree)</text:span></text:p>
          </table:table-cell>
          <table:table-cell table:style-name="Tableau1.E1" office:value-type="string">
            <text:p text:style-name="P6"><text:span text:style-name="T10">Repeat</text:span><text:span text:style-name="T11"> </text:span><text:span text:style-name="T12">(X or/and Y)</text:span></text:p>
          </table:table-cell>
        </table:table-row>
        <table:table-row>
          <table:table-cell table:style-name="Tableau1.A2" office:value-type="string">
            <text:p text:style-name="P22">Line (segment)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No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2" office:value-type="string">
            <text:p text:style-name="P22">Rectangle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No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2" office:value-type="string">
            <text:p text:style-name="P22">Text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Yes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5" office:value-type="string">
            <text:p text:style-name="P22">Poly polygon</text:p>
          </table:table-cell>
          <table:table-cell table:style-name="Tableau1.A5" office:value-type="string">
            <text:p text:style-name="P23">1</text:p>
          </table:table-cell>
          <table:table-cell table:style-name="Tableau1.A5" office:value-type="string">
            <text:p text:style-name="P23">Yes (default = 0)</text:p>
          </table:table-cell>
          <table:table-cell table:style-name="Tableau1.A5" office:value-type="string">
            <text:p text:style-name="P23">Yes</text:p>
          </table:table-cell>
          <table:table-cell table:style-name="Tableau1.E5" office:value-type="string">
            <text:p text:style-name="P23">Yes</text:p>
          </table:table-cell>
        </table:table-row>
      </table:table>
      <text:p text:style-name="P22"/>
      <text:h text:style-name="P62" text:outline-level="2"><text:bookmark-start text:name="__RefHeading__131_164319988"/>Keywords used in description<text:bookmark-end text:name="__RefHeading__131_164319988"/></text:h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9">page_layout<text:line-break/>setup<text:line-break/>linewidth<text:line-break/>textlinewidth<text:line-break/>textsize<text:line-break/>comment<text:line-break/>line<text:line-break/>rect<text:line-break/>polygon<text:line-break/>tbtext<text:line-break/>ltcorner<text:line-break/>lbcorner<text:line-break/>rbcorner<text:line-break/>rtcorner</text:p>
          </table:table-cell>
          <table:table-cell table:style-name="Tableau3.A1" office:value-type="string">
            <text:p text:style-name="P49">name<text:line-break/>pos<text:line-break/>start<text:line-break/>end<text:line-break/>pts<text:line-break/>xy<text:line-break/>maxlen<text:line-break/>maxheight<text:line-break/>font<text:line-break/>bold<text:line-break/>italic<text:line-break/>size</text:p>
          </table:table-cell>
          <table:table-cell table:style-name="Tableau3.C1" office:value-type="string">
            <text:p text:style-name="P49">justify<text:line-break/>left<text:line-break/>center<text:line-break/>right<text:line-break/>top<text:line-break/>bottom<text:line-break/>rotate<text:line-break/>repeat<text:line-break/>incrx<text:line-break/>incry<text:line-break/>incrlabel</text:p>
          </table:table-cell>
        </table:table-row>
      </table:table>
      <text:p text:style-name="P49"/>
      <text:h text:style-name="P62" text:outline-level="2"><text:bookmark-start text:name="__RefHeading__133_164319988"/>Comments<text:bookmark-end text:name="__RefHeading__133_164319988"/></text:h>
      <text:p text:style-name="P24">Comments are allowed. they are inside (), and start by the keyword comment</text:p>
      <text:p text:style-name="P24">Example:</text:p>
      <text:p text:style-name="P15">(comment rect around the title block)</text:p>
      <text:p text:style-name="P24"/>
      <text:h text:style-name="P62" text:outline-level="2"><text:bookmark-start text:name="__RefHeading__135_164319988"/>Coordinates<text:bookmark-end text:name="__RefHeading__135_164319988"/></text:h>
      <text:p text:style-name="P24"><text:soft-page-break/>A coordinate is the X pos, the Y pos, and the reference corner (coordinate origin)</text:p>
      <text:p text:style-name="P24">the default is the bottom right corner</text:p>
      <text:p text:style-name="P24">example:</text:p>
      <text:p text:style-name="P15">(start 10 0 ltcorner) or (start 20 10)</text:p>
      <text:p text:style-name="P24">The direction depends on the corner: a positive coordinate define a point from the corner origin, to the opposite corner.</text:p>
      <text:h text:style-name="P62" text:outline-level="2"><text:bookmark-start text:name="__RefHeading__137_164319988"/>Items<text:bookmark-end text:name="__RefHeading__137_164319988"/></text:h>
      <text:p text:style-name="P24">Items are defined by a name, coordinates in mm and some attributes, and can be repeated.</text:p>
      <text:p text:style-name="P7"><text:span text:style-name="T13">for instance </text:span><text:span text:style-name="T16">(repeat 2) (incrx 2) (incry 2)</text:span><text:span text:style-name="T13"> repeat the item 2 times, and coordinates are incremented by 2 on X direction, and 2 on Y direction</text:span></text:p>
      <text:h text:style-name="P63" text:outline-level="2"><text:bookmark-start text:name="__RefHeading__139_164319988"/>Header and setup<text:bookmark-end text:name="__RefHeading__139_164319988"/></text:h>
      <text:p text:style-name="P37">( page_layout</text:p>
      <text:p text:style-name="P51">(setup (textsize 1.5 1.5) (linewidth 0.15) (textlinewidth 0.15) )</text:p>
      <text:p text:style-name="P51">…..</text:p>
      <text:p text:style-name="P50"/>
      <text:p text:style-name="P37"/>
      <text:h text:style-name="P62" text:outline-level="2"><text:bookmark-start text:name="__RefHeading__141_164319988"/>Line and rect<text:bookmark-end text:name="__RefHeading__141_164319988"/></text:h>
      <text:p text:style-name="P8"><text:span text:style-name="T13">Lines and rect</text:span><text:span text:style-name="T14">angles</text:span><text:span text:style-name="T13"> are defined by 2 coordinates start and end, and attributes.</text:span></text:p>
      <text:p text:style-name="P25">Attributes are linewidth and repeat parameters.</text:p>
      <text:p text:style-name="P8"><text:span text:style-name="T14">E</text:span><text:span text:style-name="T13">xample:</text:span></text:p>
      <text:p text:style-name="P16">(line (start 50 2 ltcorner) (end 50 0 ltcorner) (repeat 30) (incrx 50) )</text:p>
      <text:p text:style-name="P16">(rect (comment rect around the title block) (linewidth 0.15) (start 110 34) (end 2 2) )</text:p>
      <text:p text:style-name="P25"/>
      <text:h text:style-name="P62" text:outline-level="2"><text:bookmark-start text:name="__RefHeading__143_164319988"/>Texts<text:bookmark-end text:name="__RefHeading__143_164319988"/></text:h>
      <text:p text:style-name="P25">Texts are defined by the text (between quotes), the position, and attributes</text:p>
      <text:p text:style-name="P8"><text:span text:style-name="T14">E</text:span><text:span text:style-name="T13">xample</text:span></text:p>
      <text:p text:style-name="P14"><text:span text:style-name="T13">(tbtext "1" (pos 25 1 lbcorner) (font (size 1.3 1.3)) (repeat 100) (incrx 50) ) </text:span><text:span text:style-name="T21">(</text:span><text:span text:style-name="T13">incrlabel </text:span><text:span text:style-name="T21">1)</text:span></text:p>
      <text:p text:style-name="P9"><text:span text:style-name="T13">the text can be rotated by (rotation &lt;value&gt;) with value = rot angle in degrees, </text:span><text:span text:style-name="T21">and the initial text value will be “2” “3” ...</text:span></text:p>
      <text:p text:style-name="P9"><text:span text:style-name="T16">(font (size 1.3 1.3) bold italic)</text:span><text:span text:style-name="T13"> defines a specific size, with bold and italic options</text:span></text:p>
      <text:p text:style-name="P26">(justify &lt;justif keyword&gt;) controls the text justification (the default is left)</text:p>
      <text:p text:style-name="P26">justif keyword is center, left, right, top and bottom</text:p>
      <text:p text:style-name="P9"><text:span text:style-name="T16">(justify center top)</text:span><text:span text:style-name="T13"> is a text centered on X axis and top aligned on vertical axis</text:span></text:p>
      <text:p text:style-name="P26">The text size can be constrained:</text:p>
      <text:p text:style-name="P26">(maxlen &lt;value&gt;) and (maxheight &lt;value&gt;) force the actual text x and/or y size to be reduced to limit the text height to the maxheight value, and the full text x size to the maxlen value.</text:p>
      <text:p text:style-name="P26">If the actual text size is smaller than limits, its size is not modified.</text:p>
      <text:p text:style-name="P26"/>
      <text:p text:style-name="P26">Texts can include a format symbol, a la printf.</text:p>
      <text:p text:style-name="P26">At run time these format symbols will be replaced by their actual value.</text:p>
      <text:p text:style-name="P26"><text:span text:style-name="T22">Known </text:span>format symbols are:</text:p>
      <text:p text:style-name="P2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%% </text:p>
          </table:table-cell>
          <table:table-cell table:style-name="Tableau2.B1" office:value-type="string">
            <text:p text:style-name="P26"><text:s/>replaced by %</text:p>
          </table:table-cell>
        </table:table-row>
        <table:table-row>
          <table:table-cell table:style-name="Tableau2.A2" office:value-type="string">
            <text:p text:style-name="P26">%K </text:p>
          </table:table-cell>
          <table:table-cell table:style-name="Tableau2.B2" office:value-type="string">
            <text:p text:style-name="P26"><text:s/>Kicad version</text:p>
          </table:table-cell>
        </table:table-row>
        <table:table-row>
          <table:table-cell table:style-name="Tableau2.A2" office:value-type="string">
            <text:p text:style-name="P26">%Z </text:p>
          </table:table-cell>
          <table:table-cell table:style-name="Tableau2.B2" office:value-type="string">
            <text:p text:style-name="P26"><text:s/>paper format name (A4, USLetter …)</text:p>
          </table:table-cell>
        </table:table-row>
        <table:table-row>
          <table:table-cell table:style-name="Tableau2.A2" office:value-type="string">
            <text:p text:style-name="P26">%Y </text:p>
          </table:table-cell>
          <table:table-cell table:style-name="Tableau2.B2" office:value-type="string">
            <text:p text:style-name="P26"><text:s/>company name</text:p>
          </table:table-cell>
        </table:table-row>
        <table:table-row>
          <table:table-cell table:style-name="Tableau2.A2" office:value-type="string">
            <text:p text:style-name="P26">%D </text:p>
          </table:table-cell>
          <table:table-cell table:style-name="Tableau2.B2" office:value-type="string">
            <text:p text:style-name="P26"><text:s/>date</text:p>
          </table:table-cell>
        </table:table-row>
        <table:table-row>
          <table:table-cell table:style-name="Tableau2.A2" office:value-type="string">
            <text:p text:style-name="P26">%R </text:p>
          </table:table-cell>
          <table:table-cell table:style-name="Tableau2.B2" office:value-type="string">
            <text:p text:style-name="P26"><text:s/>revision</text:p>
          </table:table-cell>
        </table:table-row>
        <table:table-row>
          <table:table-cell table:style-name="Tableau2.A2" office:value-type="string">
            <text:p text:style-name="P26">%S </text:p>
          </table:table-cell>
          <table:table-cell table:style-name="Tableau2.B2" office:value-type="string">
            <text:p text:style-name="P26"><text:s/>sheet number</text:p>
          </table:table-cell>
        </table:table-row>
        <table:table-row>
          <table:table-cell table:style-name="Tableau2.A2" office:value-type="string">
            <text:p text:style-name="P26">%N </text:p>
          </table:table-cell>
          <table:table-cell table:style-name="Tableau2.B2" office:value-type="string">
            <text:p text:style-name="P26"><text:s/>number of sheets</text:p>
          </table:table-cell>
        </table:table-row>
        <text:soft-page-break/>
        <table:table-row>
          <table:table-cell table:style-name="Tableau2.A2" office:value-type="string">
            <text:p text:style-name="P26">%Cx </text:p>
          </table:table-cell>
          <table:table-cell table:style-name="Tableau2.B2" office:value-type="string">
            <text:p text:style-name="P9"><text:span text:style-name="T13"><text:s/>comment (x </text:span><text:span text:style-name="T19">=</text:span><text:span text:style-name="T13"> 0 to 9 to identify the comment)</text:span></text:p>
          </table:table-cell>
        </table:table-row>
        <table:table-row>
          <table:table-cell table:style-name="Tableau2.A2" office:value-type="string">
            <text:p text:style-name="P26">%F </text:p>
          </table:table-cell>
          <table:table-cell table:style-name="Tableau2.B2" office:value-type="string">
            <text:p text:style-name="P26"><text:s/>File name</text:p>
          </table:table-cell>
        </table:table-row>
        <table:table-row>
          <table:table-cell table:style-name="Tableau2.A2" office:value-type="string">
            <text:p text:style-name="P26">%P </text:p>
          </table:table-cell>
          <table:table-cell table:style-name="Tableau2.B2" office:value-type="string">
            <text:p text:style-name="P26"><text:s/>sheet path (sheet full name)</text:p>
          </table:table-cell>
        </table:table-row>
        <table:table-row>
          <table:table-cell table:style-name="Tableau2.A2" office:value-type="string">
            <text:p text:style-name="P26">%T </text:p>
          </table:table-cell>
          <table:table-cell table:style-name="Tableau2.B2" office:value-type="string">
            <text:p text:style-name="P26"><text:s/>title</text:p>
          </table:table-cell>
        </table:table-row>
      </table:table>
      <text:p text:style-name="P9"><text:span text:style-name="T19">E</text:span><text:span text:style-name="T13">xample:</text:span></text:p>
      <text:p text:style-name="P26"><text:span text:style-name="T15">(tbtext \Size: %Z" ...)</text:span> displays <text:span text:style-name="T26">something like </text:span>"Size A4" or Size USLetter", <text:span text:style-name="T26">depending on the selected page format.</text:span></text:p>
      <text:p text:style-name="P26"/>
      <text:h text:style-name="P62" text:outline-level="2"><text:bookmark-start text:name="__RefHeading__145_164319988"/>Poly Polygons<text:bookmark-end text:name="__RefHeading__145_164319988"/></text:h>
      <text:p text:style-name="P27">Set of filled polygons are supported.</text:p>
      <text:p text:style-name="P27">The main purpose is to allow logos, or complex shapes</text:p>
      <text:p text:style-name="P27">They support the repeat and rotation options</text:p>
      <text:p text:style-name="P27">They are defined by</text:p>
      <text:p text:style-name="P10"><text:span text:style-name="T13">(polygon (position ..) &lt;rotation&gt; <text:s/>&lt;linewidth&gt; </text:span><text:span text:style-name="T20">&lt;list of corners&gt;</text:span></text:p>
      <text:p text:style-name="P27">the parameter linewidth defines the pen size used to draw/plot the polygon outlines (default = 0)<text:line-break/>example:</text:p>
      <text:p text:style-name="P17">(polygon (pos 134 18 rbcorner) (rotate 20) <text:s/>(linewidth 0.00254)</text:p>
      <text:p text:style-name="P10"><text:span text:style-name="T20">The</text:span><text:span text:style-name="T13"> list of corners </text:span><text:span text:style-name="T20">is </text:span><text:span text:style-name="T13">like</text:span></text:p>
      <text:p text:style-name="P17">(pts (xy 20.574 8.382) (xy 19.9009 8.382) (xy 19.9009 6.26364) (xy 19.7485 5.98932) .... )</text:p>
      <text:p text:style-name="P27"/>
      <text:p text:style-name="P27">each sequence like</text:p>
      <text:p text:style-name="P27">(pts (xy 20.574 8.382) (xy 19.9009 8.382) (xy 19.9009 6.26364) (xy 19.7485 5.98932) .... )</text:p>
      <text:p text:style-name="P27">defines a polygon.</text:p>
      <text:p text:style-name="P27">Each coordinate is relative to the polygon position.</text:p>
      <text:p text:style-name="P27">Therefore a "polygon" is in fact a set of polygons, of a poly polygon</text:p>
      <text:p text:style-name="P26"/>
      <text:h text:style-name="P64" text:outline-level="2"><text:bookmark-start text:name="__RefHeading__755_788103397"/>File format<text:bookmark-end text:name="__RefHeading__755_788103397"/></text:h>
      <text:h text:style-name="P65" text:outline-level="3"><text:bookmark-start text:name="__RefHeading__757_788103397"/>Header section<text:bookmark-end text:name="__RefHeading__757_788103397"/></text:h>
      <text:p text:style-name="P35">A layout description starts by</text:p>
      <text:p text:style-name="P19">( page_layout</text:p>
      <text:p text:style-name="P35">and ends by the corresponding closing parenthesis</text:p>
      <text:p text:style-name="P18">)</text:p>
      <text:h text:style-name="P65" text:outline-level="3"><text:bookmark-start text:name="__RefHeading__759_788103397"/>Setup section<text:bookmark-end text:name="__RefHeading__759_788103397"/></text:h>
      <text:p text:style-name="P35">Some default values for parameters can be defined in the setup section:</text:p>
      <text:p text:style-name="P35">Thet are the text size, the linewidth and the <text:s/>textlinewidth</text:p>
      <text:p text:style-name="P35">Example:</text:p>
      <text:p text:style-name="P18">( setup (textsize 1.5 1.5) (linewidth 0.15) (textlinewidth 0.15) )</text:p>
      <text:p text:style-name="P35">If these default values not defined here, Kicad will use internal default values.</text:p>
      <text:h text:style-name="P65" text:outline-level="3"><text:bookmark-start text:name="__RefHeading__761_788103397"/>Data section<text:bookmark-end text:name="__RefHeading__761_788103397"/></text:h>
      <text:p text:style-name="P35">It contains the list of items (lines, rectangles, texts and poly polygons) to draw.</text:p>
      <text:h text:style-name="P67" text:outline-level="4"><text:bookmark-start text:name="__RefHeading__770_788103397"/>Rect item<text:bookmark-end text:name="__RefHeading__770_788103397"/></text:h>
      <text:p text:style-name="P35">Here is a simple example:</text:p>
      <text:p text:style-name="P35"><text:s text:c="4"/>( rect (comment rect around the title block) (linewidth 0.15) (start 110 34) (end 2 2) )</text:p>
      <text:p text:style-name="P35">Here is a more complex example:</text:p>
      <text:p text:style-name="P35"><text:s text:c="4"/>( rect (start 0 0 ltcorner) (end 0 0 rbcorner) (repeat 2) (incrx 2) (incry 2) )</text:p>
      <text:p text:style-name="P30"><text:soft-page-break/>2 rectangle will be drawn.</text:p>
      <text:p text:style-name="P30">The first is drawn from the left top corner of the page, to the right bottom corner</text:p>
      <text:p text:style-name="P30">The second is drawn inside the first (from 2 mm of the left top corner of the page, to 2 mm from the right bottom corner of the page)</text:p>
      <text:h text:style-name="P68" text:outline-level="4"><text:bookmark-start text:name="__RefHeading__772_788103397"/>Line item<text:bookmark-end text:name="__RefHeading__772_788103397"/></text:h>
      <text:p text:style-name="P36">Here is a simple example:</text:p>
      <text:p text:style-name="P28"><text:span text:style-name="T23"><text:s text:c="4"/></text:span><text:span text:style-name="T17">( line (start 110 5.5) end 2 5.5) )</text:span></text:p>
      <text:p text:style-name="P28"><text:span text:style-name="T23">This is a horizontal line near the right bottom corner (default), </text:span><text:span text:style-name="T24">using the default line thickness.</text:span></text:p>
      <text:p text:style-name="P36">Here is a more complex example:</text:p>
      <text:p text:style-name="P29"><text:span text:style-name="T23"><text:s text:c="4"/></text:span><text:span text:style-name="T17">( line (start 50 2 ltcorner) (end 50 0 ltcorner) (repeat 30) (incrx 50) )</text:span></text:p>
      <text:p text:style-name="P31">This is a small vertical line (2mm height) at 50 mm of the left top corner, repeated 30 times, on the X axis, every 50mm.</text:p>
      <text:p text:style-name="P31">In fact, only segments inside the page will be taken in account.</text:p>
      <text:h text:style-name="P69" text:outline-level="4"><text:bookmark-start text:name="__RefHeading__774_788103397"/>Text item<text:bookmark-end text:name="__RefHeading__774_788103397"/></text:h>
      <text:p text:style-name="P40">A text description starts by</text:p>
      <text:p text:style-name="P41"><text:s/>( tbtext “text to display” (&lt;position&gt;)</text:p>
      <text:p text:style-name="P41">and can have attributes:</text:p>
      <text:list xml:id="list5098586453340074348" text:style-name="L2">
        <text:list-item>
          <text:p text:style-name="P57">font (bold, italic font size)</text:p>
        </text:list-item>
        <text:list-item>
          <text:p text:style-name="P57">rotation</text:p>
        </text:list-item>
        <text:list-item>
          <text:p text:style-name="P57">repeat parameters</text:p>
        </text:list-item>
      </text:list>
      <text:p text:style-name="P41"/>
      <text:p text:style-name="P41">Here is a simple text at 109 mm to the left of the right bottom corner and 14.3mm above it:</text:p>
      <text:p text:style-name="P41"><text:s text:c="4"/>( tbtext "File: %F" (pos 109 14.3) )</text:p>
      <text:p text:style-name="P38"><text:span text:style-name="T28">This text has a format parameter (%F), which will be replaced by the filename of the sheet at run time, </text:span><text:span text:style-name="T29">and uses the default size and the default text line width.</text:span></text:p>
      <text:p text:style-name="P42">It is left justified on the X axis, and center justified on the Y axis (default values)</text:p>
      <text:p text:style-name="P41"/>
      <text:p text:style-name="P38"><text:span text:style-name="T28">Here is more complex text</text:span><text:span text:style-name="T29">s</text:span></text:p>
      <text:p text:style-name="Standard"><text:span text:style-name="T27"><text:s/></text:span><text:span text:style-name="T28"><text:s text:c="3"/>( tbtext "Title: %T" (pos 109 10.7)(font bold (size 2 2)) )</text:span></text:p>
      <text:p text:style-name="P43">Uses a bold font, with a X size = 2mm, and a Y size = 2mm</text:p>
      <text:p text:style-name="P44"><text:s text:c="4"/>( tbtext "1" (pos 25 1 ltcorner) (font (size 1.3 1.3))(repeat 100) (incrx 50) )</text:p>
      <text:p text:style-name="P45">is a text repeated 100 times (in fact only if items are inside the page)</text:p>
      <text:p text:style-name="P44"><text:s text:c="4"/>( tbtext "A" (pos 1 25 ltcorner) (font (size 1.3 1.3)) (justify center)(repeat 100) (incry 50) )</text:p>
      <text:p text:style-name="P46">Repeated texts have 4 parameters to control duplicate items</text:p>
      <text:p text:style-name="P46">repeat<text:tab/><text:tab/>defines the repeat count</text:p>
      <text:p text:style-name="P39"><text:span text:style-name="T30">incry</text:span><text:span text:style-name="T31"><text:tab/><text:tab/>defines the step on X axis (default = 0)</text:span></text:p>
      <text:p text:style-name="P39"><text:span text:style-name="T30">incry</text:span><text:span text:style-name="T31"><text:tab/><text:tab/>defines the step on Y axis (default = 0)</text:span></text:p>
      <text:p text:style-name="P46">inclabel<text:tab/>define a text modification (default = 1).</text:p>
      <text:p text:style-name="P46">his value, if not 0 have meaning only for texts having only one letter.</text:p>
      <text:p text:style-name="P39"><text:span text:style-name="T31">If this letter is a digit, if will be converted to a number, and each duplicated item will </text:span><text:span text:style-name="T32">also</text:span><text:span text:style-name="T31"> be a number incremented by inclabel</text:span></text:p>
      <text:p text:style-name="P46">If this letter is not a digit, each duplicated text will be the letter corresponding to the ascii code incremented by inclabel</text:p>
      <text:p text:style-name="P39"><text:span text:style-name="T30">( tbtext "1" </text:span><text:span text:style-name="T31">creates duplicate texts “1”, “2”, … “”9”, “10” …</text:span></text:p>
      <text:p text:style-name="P39"><text:span text:style-name="T30">( tbtext "</text:span><text:span text:style-name="T31">A</text:span><text:span text:style-name="T30">" </text:span><text:span text:style-name="T31">creates duplicate texts “A”, “B”, …“Z” …</text:span></text:p>
      <text:p text:style-name="P46"/>
      <text:h text:style-name="P69" text:outline-level="4"><text:bookmark-start text:name="__RefHeading__776_788103397"/>Poly polygon item<text:bookmark-end text:name="__RefHeading__776_788103397"/></text:h>
      <text:p text:style-name="P33">The poly polygon description starts by (polygon (&lt;position&gt;)</text:p>
      <text:p text:style-name="P20">(polygon (pos 134 18 rbcorner)</text:p>
      <text:p text:style-name="P33">and can include a rotation, repeat parameters, and linewidth definition.</text:p>
      <text:p text:style-name="P20">(rotate 20) <text:s/>(linewidth 0.00254)</text:p>
      <text:p text:style-name="P33"><text:soft-page-break/>Note: the linewidth is used to draw the outlines of the filled polygons.</text:p>
      <text:p text:style-name="P33">If not defined, the value 0 is used.</text:p>
      <text:p text:style-name="P33">The next info is the list of corners corresponding to filled polygons to draw:</text:p>
      <text:p text:style-name="P20"><text:s text:c="8"/>(pts (xy 8.636 3.4544) (xy 8.62838 3.80238) (xy 8.60298 4.0259) (xy 8.54964 4.17322) ….</text:p>
      <text:p text:style-name="P20"><text:s text:c="7"/>)</text:p>
      <text:p text:style-name="P34">defines the 3 first corners of a new polygon.</text:p>
      <text:p text:style-name="P33">Here is an example of a poly polygon:</text:p>
      <text:p text:style-name="P20"><text:s text:c="4"/>(polygon (pos 134 18 rbcorner) (rotate 20) <text:s/>(linewidth 0.00254)</text:p>
      <text:p text:style-name="P20"><text:s text:c="8"/>(pts (xy 8.636 3.4544) (xy 8.62838 3.80238) (xy 8.60298 4.0259) (xy 8.54964 4.17322)</text:p>
      <text:p text:style-name="P20"><text:s text:c="8"/>(xy 8.45312 4.28752) (xy 8.4455 4.29514) (xy 8.08736 4.52628) (xy 7.66826 4.64058)</text:p>
      <text:p text:style-name="P20"><text:s text:c="8"/>(xy 7.24408 4.62788) (xy 7.05866 4.572) (xy 6.77672 4.37388) (xy 6.5913 4.07924)</text:p>
      <text:p text:style-name="P20"><text:s text:c="8"/>(xy 6.5405 3.74142) (xy 6.54558 3.70078) (xy 6.60146 3.45186) (xy 6.68782 3.25882)</text:p>
      <text:p text:style-name="P20"><text:s text:c="8"/>(xy 6.70052 3.24104) (xy 6.96468 3.03784) (xy 7.35076 2.88798) (xy 7.81812 2.8067)</text:p>
      <text:p text:style-name="P20"><text:s text:c="8"/>(xy 8.0645 2.794) (xy 8.636 2.794) (xy 8.636 3.4544) (xy 8.636 3.4544))</text:p>
      <text:p text:style-name="P20"><text:s text:c="8"/>(pts (xy 17.018 4.04876) (xy 16.7259 4.2291) (xy 16.34744 4.3942) (xy 15.94358 4.46024)</text:p>
      <text:p text:style-name="P20"><text:s text:c="8"/>(xy 15.56766 4.4196) (xy 15.35938 4.3307) (xy 15.13332 4.15544) (xy 14.9733 3.93192)</text:p>
      <text:p text:style-name="P20"><text:s text:c="8"/>(xy 14.86408 3.6322) (xy 14.80058 3.23342) (xy 14.77518 2.70764) (xy 14.77264 2.45364)</text:p>
      <text:p text:style-name="P20"><text:s text:c="8"/>(xy 14.79296 1.77546) (xy 14.859 1.23952) (xy 14.97076 0.82296) (xy 15.1384 0.508)</text:p>
      <text:p text:style-name="P20"><text:s text:c="8"/>(xy 15.33652 0.29718) (xy 15.66418 0.127) (xy 16.06042 0.08382) (xy 16.48714 0.17018)</text:p>
      <text:p text:style-name="P20"><text:s text:c="8"/>(xy 16.68018 0.254) (xy 17.018 0.42672) (xy 17.018 2.23774) (xy 17.018 4.04876)</text:p>
      <text:p text:style-name="P20"><text:s text:c="8"/>(xy 17.018 4.04876))</text:p>
      <text:p text:style-name="P20"><text:s text:c="4"/>)</text:p>
      <text:p text:style-name="P32"><text:span text:style-name="T25">There are 2 polygons (2 blocks starting by “</text:span><text:span text:style-name="T18">(pts</text:span><text:span text:style-name="T25">”)</text:span></text:p>
      <text:p text:style-name="P33">The set of polygons is rotated by 20 degrees (CCW)</text:p>
      <text:h text:style-name="P66" text:outline-level="3">Example:</text:h>
      <text:p text:style-name="P56"/>
      <text:p text:style-name="P56"><draw:frame draw:style-name="fr2" draw:name="Objet2" text:anchor-type="as-char" svg:width="18.84cm" svg:height="11.45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/>
      <style:text-properties style:use-window-font-color="true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style:contextual-spacing="false" fo:text-align="justify" style:justify-single-word="false" fo:keep-together="always" fo:orphans="0" fo:widows="0" fo:text-indent="0cm" style:auto-text-indent="false" fo:break-before="auto" fo:break-after="auto" fo:keep-with-next="auto"/>
      <style:text-properties style:use-window-font-color="true" style:font-name="Arial2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jean-pierre Charras</meta:initial-creator>
    <meta:creation-date>2006-04-12T09:01:35</meta:creation-date>
    <dc:date>2013-06-10T21:02:32.86</dc:date>
    <dc:language>fr-FR</dc:language>
    <meta:editing-cycles>70</meta:editing-cycles>
    <meta:editing-duration>PT3H39M35S</meta:editing-duration>
    <meta:document-statistic meta:table-count="3" meta:image-count="0" meta:object-count="2" meta:page-count="6" meta:paragraph-count="239" meta:word-count="1828" meta:character-count="10336" meta:non-whitespace-character-count="85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002cm" svg:height="9.398cm" svg:x="2.143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.27cm" svg:y="2.016cm">
          <text:p text:style-name="P1"><text:span text:style-name="T1">Left Top corner</text:span></text:p>
          <text:p text:style-name="P1"><text:span text:style-name="T1">(LT corner)</text:span></text:p>
          <draw:enhanced-geometry svg:viewBox="0 0 21600 21600" draw:text-areas="800 800 20800 20800" draw:type="round-rectangular-callout" draw:modifiers="-496.47355163728 -3687.8048780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2.397cm" svg:y="9.509cm">
          <text:p text:style-name="P1"><text:span text:style-name="T1">Left Bottom corner</text:span></text:p>
          <text:p text:style-name="P1"><text:span text:style-name="T1">(LB corner)</text:span></text:p>
          <draw:enhanced-geometry svg:viewBox="0 0 21600 21600" draw:text-areas="800 800 20800 20800" draw:type="round-rectangular-callout" draw:modifiers="-1537.02770780856 27259.1660110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9.636cm">
          <text:p text:style-name="P1"><text:span text:style-name="T1">Right Bottom corner</text:span></text:p>
          <text:p text:style-name="P1"><text:span text:style-name="T1">(RB corner)</text:span></text:p>
          <draw:enhanced-geometry svg:viewBox="0 0 21600 21600" draw:text-areas="800 800 20800 20800" draw:type="round-rectangular-callout" draw:modifiers="23184.6347607053 25542.7222659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2.016cm">
          <text:p text:style-name="P1"><text:span text:style-name="T1">Right Top corner</text:span></text:p>
          <text:p text:style-name="P1"><text:span text:style-name="T1">(RT corner)</text:span></text:p>
          <draw:enhanced-geometry svg:viewBox="0 0 21600 21600" draw:text-areas="800 800 20800 20800" draw:type="round-rectangular-callout" draw:modifiers="22824.1813602015 -3228.95357985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3.159cm" svg:y1="3.54cm" svg:x2="5.064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3.159cm" svg:y1="3.54cm" svg:x2="3.159cm" svg:y2="5.318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478cm" svg:y1="3.54cm" svg:x2="17.383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17.383cm" svg:y1="3.54cm" svg:x2="17.383cm" svg:y2="5.318cm">
          <text:p text:style-name="P1"><text:span text:style-name="T1">Y &gt; 0</text:span></text:p>
          <text:p text:style-name="P1"><text:span text:style-name="T1"/></text:p>
        </draw:line>
        <draw:line draw:style-name="gr3" draw:text-style-name="P2" draw:layer="layout" svg:x1="3.159cm" svg:y1="9.255cm" svg:x2="5.064cm" svg:y2="9.255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3.159cm" svg:y1="7.477cm" svg:x2="3.159cm" svg:y2="9.255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351cm" svg:y1="9.128cm" svg:x2="17.256cm" svg:y2="9.128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17.256cm" svg:y1="7.35cm" svg:x2="17.256cm" svg:y2="9.128cm">
          <text:p text:style-name="P1"><text:span text:style-name="T1">Y &gt; 0</text:span></text:p>
          <text:p text:style-name="P1"><text:span text:style-name="T1"/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1cm" svg:height="13.995cm" svg:x="0.186cm" svg:y="-1.238cm">
          <draw:image xlink:href="Pictures/10000000000002C7000002115DE414E3.png" xlink:type="simple" xlink:show="embed" xlink:actuate="onLoad">
            <text:p/>
          </draw:image>
        </draw:frame>
        <draw:custom-shape draw:style-name="gr2" draw:text-style-name="P2" draw:layer="layout" svg:width="3.683cm" svg:height="1.143cm" svg:x="1.762cm" svg:y="0.111cm">
          <text:p text:style-name="P1"><text:span text:style-name="T1">Right Top corner</text:span></text:p>
          <draw:enhanced-geometry svg:viewBox="0 0 21600 21600" draw:text-areas="800 800 20800 20800" draw:type="round-rectangular-callout" draw:modifiers="-4825.40716612378 -13518.8811188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175cm" svg:height="2.159cm" svg:x="1.381cm" svg:y="6.207cm">
          <text:p text:style-name="P3"><text:span text:style-name="T1">Rect, </text:span></text:p>
          <text:p text:style-name="P3"><text:span text:style-name="T1">Repeat = 2,</text:span></text:p>
          <text:p text:style-name="P3"><text:span text:style-name="T1">Incx = 2mm</text:span></text:p>
          <text:p text:style-name="P3"><text:span text:style-name="T1">Incy = 2mmm</text:span></text:p>
          <draw:enhanced-geometry svg:viewBox="0 0 21600 21600" draw:text-areas="800 800 20800 20800" draw:type="round-rectangular-callout" draw:modifiers="-2257.93450881612 20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26cm" svg:height="1.651cm" svg:x="1.889cm" svg:y="3.286cm">
          <text:p text:style-name="P1"><text:span text:style-name="T1">Text, repeated.</text:span></text:p>
          <text:p text:style-name="P1"><text:span text:style-name="T1">Inclabel = 1 (default)</text:span></text:p>
          <text:p text:style-name="P1"><text:span text:style-name="T1">Incy = 50 mm </text:span></text:p>
          <draw:enhanced-geometry svg:viewBox="0 0 21600 21600" draw:text-areas="800 800 20800 20800" draw:type="round-rectangular-callout" draw:modifiers="-3517.2156619018 -7635.83535108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83cm" svg:height="1.778cm" svg:x="7.223cm" svg:y="0.365cm">
          <text:p text:style-name="P1"><text:span text:style-name="T1">Text, repeated.</text:span></text:p>
          <text:p text:style-name="P1"><text:span text:style-name="T1">Inclabel = 1</text:span></text:p>
          <text:p text:style-name="P1"><text:span text:style-name="T1">Incx = 50 mm </text:span></text:p>
          <draw:enhanced-geometry svg:viewBox="0 0 21600 21600" draw:text-areas="800 800 20800 20800" draw:type="round-rectangular-callout" draw:modifiers="-16645.6026058632 -9786.17200674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